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4086e"/>
    </style:style>
    <style:style style:name="P2" style:family="paragraph" style:parent-style-name="Text_20_body" style:list-style-name="L1">
      <style:text-properties officeooo:paragraph-rsid="000b8a98"/>
    </style:style>
    <style:style style:name="P3" style:family="paragraph" style:parent-style-name="Text_20_body" style:list-style-name="L1">
      <style:text-properties officeooo:paragraph-rsid="0005b901"/>
    </style:style>
    <style:style style:name="P4" style:family="paragraph" style:parent-style-name="Text_20_body" style:list-style-name="L1">
      <style:text-properties officeooo:paragraph-rsid="000f18b0"/>
    </style:style>
    <style:style style:name="P5" style:family="paragraph" style:parent-style-name="Text_20_body" style:list-style-name="L1">
      <style:text-properties officeooo:paragraph-rsid="0016f14b"/>
    </style:style>
    <style:style style:name="P6" style:family="paragraph" style:parent-style-name="Text_20_body" style:list-style-name="L1">
      <style:text-properties officeooo:rsid="0004086e" officeooo:paragraph-rsid="0005b901"/>
    </style:style>
    <style:style style:name="P7" style:family="paragraph" style:parent-style-name="Text_20_body" style:list-style-name="L1">
      <style:text-properties officeooo:rsid="0004086e" officeooo:paragraph-rsid="001792b9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4086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5aff1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5b901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7c3d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b8a98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ccc8a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cf822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e9c96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f18b0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0155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39092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43e7e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5a930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6f14b" style:font-size-asian="14pt" style:font-weight-asian="bold" style:font-size-complex="14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155798" text:style-name="L1">
        <text:list-item>
          <text:p text:style-name="P1"><text:span text:style-name="T2">pandas.read_csv: </text:span><text:a xlink:type="simple" xlink:href="https://pandas.pydata.org/pandas-docs/stable/reference/api/pandas.read_csv.html" text:style-name="Internet_20_link" text:visited-style-name="Visited_20_Internet_20_Link"><text:span text:style-name="T1">https://pandas.pydata.org/pandas-docs/stable/reference/api/pandas.read_csv.html</text:span></text:a></text:p>
        </text:list-item>
        <text:list-item>
          <text:p text:style-name="P1"><text:span text:style-name="T3">numpy.</text:span><text:span text:style-name="T2">c_: </text:span><text:a xlink:type="simple" xlink:href="https://www.quora.com/Can-anybody-elaborate-the-use-of-c_-in-numpy" text:style-name="Internet_20_link" text:visited-style-name="Visited_20_Internet_20_Link"><text:span text:style-name="T1">https://www.quora.com/Can-anybody-elaborate-the-use-of-c_-in-numpy</text:span></text:a></text:p>
        </text:list-item>
        <text:list-item>
          <text:p text:style-name="P1"><text:span text:style-name="T2">pandas.</text:span><text:span text:style-name="T5">DataFrame</text:span><text:span text:style-name="T2">.</text:span><text:span text:style-name="T4">pivot</text:span><text:span text:style-name="T2">: </text:span><text:a xlink:type="simple" xlink:href="https://pandas.pydata.org/pandas-docs/stable/reference/api/pandas.DataFrame.pivot.html" text:style-name="Internet_20_link" text:visited-style-name="Visited_20_Internet_20_Link"><text:span text:style-name="T2">https://pandas.pydata.org/pandas-docs/stable/reference/api/pandas.DataFrame.pivot.html</text:span></text:a></text:p>
        </text:list-item>
        <text:list-item>
          <text:p text:style-name="P2"><text:span text:style-name="T2">pandas.</text:span><text:span text:style-name="T5">DataFrame.</text:span><text:span text:style-name="T6">rename</text:span><text:span text:style-name="T2">: </text:span><text:a xlink:type="simple" xlink:href="https://pandas.pydata.org/pandas-docs/stable/reference/api/pandas.DataFrame.rename.html" text:style-name="Internet_20_link" text:visited-style-name="Visited_20_Internet_20_Link"><text:span text:style-name="T1">https://pandas.pydata.org/pandas-docs/stable/reference/api/pandas.DataFrame.rename.html</text:span></text:a></text:p>
        </text:list-item>
        <text:list-item>
          <text:p text:style-name="P3"><text:span text:style-name="T2">pandas.</text:span><text:span text:style-name="T7">DataFrame.set_index</text:span><text:span text:style-name="T2">: </text:span><text:a xlink:type="simple" xlink:href="https://pandas.pydata.org/pandas-docs/stable/reference/api/pandas.DataFrame.set_index.html" text:style-name="Internet_20_link" text:visited-style-name="Visited_20_Internet_20_Link"><text:span text:style-name="T1">https://pandas.pydata.org/pandas-docs/stable/reference/api/pandas.DataFrame.set_index.html</text:span></text:a></text:p>
        </text:list-item>
        <text:list-item>
          <text:p text:style-name="P3"><text:span text:style-name="T2">pandas.</text:span><text:span text:style-name="T8">DataFrame.marge</text:span><text:span text:style-name="T2">: </text:span><text:a xlink:type="simple" xlink:href="https://pandas.pydata.org/pandas-docs/stable/reference/api/pandas.DataFrame.merge.html" text:style-name="Internet_20_link" text:visited-style-name="Visited_20_Internet_20_Link"><text:span text:style-name="T1">https://pandas.pydata.org/pandas-docs/stable/reference/api/pandas.DataFrame.merge.html</text:span></text:a></text:p>
        </text:list-item>
        <text:list-item>
          <text:p text:style-name="P3"><text:span text:style-name="T9">Python range</text:span><text:span text:style-name="T2">: </text:span><text:a xlink:type="simple" xlink:href="https://www.w3schools.com/python/ref_func_range.asp" text:style-name="Internet_20_link" text:visited-style-name="Visited_20_Internet_20_Link"><text:span text:style-name="T1">https://www.w3schools.com/python/ref_func_range.asp</text:span></text:a></text:p>
        </text:list-item>
        <text:list-item>
          <text:p text:style-name="P3"><text:span text:style-name="T10">Python List</text:span><text:span text:style-name="T2">: </text:span><text:a xlink:type="simple" xlink:href="https://www.w3schools.com/python/python_lists.asp" text:style-name="Internet_20_link" text:visited-style-name="Visited_20_Internet_20_Link"><text:span text:style-name="T1">https://www.w3schools.com/python/python_lists.asp</text:span></text:a></text:p>
        </text:list-item>
        <text:list-item>
          <text:p text:style-name="P4"><text:span text:style-name="T10">Python Set</text:span><text:span text:style-name="T2">: </text:span><text:a xlink:type="simple" xlink:href="https://www.w3schools.com/python/python_sets.asp" text:style-name="Internet_20_link" text:visited-style-name="Visited_20_Internet_20_Link"><text:span text:style-name="T1">https://www.w3schools.com/python/python_sets.asp</text:span></text:a></text:p>
        </text:list-item>
        <text:list-item>
          <text:p text:style-name="P3"><text:span text:style-name="T2">pandas.</text:span><text:span text:style-name="T11">iloc</text:span><text:span text:style-name="T2">: </text:span><text:a xlink:type="simple" xlink:href="https://pandas.pydata.org/pandas-docs/stable/reference/api/pandas.DataFrame.iloc.html" text:style-name="Internet_20_link" text:visited-style-name="Visited_20_Internet_20_Link"><text:span text:style-name="T1">https://pandas.pydata.org/pandas-docs/stable/reference/api/pandas.DataFrame.iloc.html</text:span></text:a></text:p>
        </text:list-item>
        <text:list-item>
          <text:p text:style-name="P3"><text:span text:style-name="T2">pandas.</text:span><text:span text:style-name="T12">DataFrame.plot</text:span><text:span text:style-name="T2">: </text:span><text:a xlink:type="simple" xlink:href="https://pandas.pydata.org/pandas-docs/version/0.23.4/generated/pandas.DataFrame.plot.html" text:style-name="Internet_20_link" text:visited-style-name="Visited_20_Internet_20_Link"><text:span text:style-name="T1">https://pandas.pydata.org/pandas-docs/version/0.23.4/generated/pandas.DataFrame.plot.html</text:span></text:a></text:p>
        </text:list-item>
        <text:list-item>
          <text:p text:style-name="P3"><text:span text:style-name="T13">matplotlib.pyplot</text:span><text:span text:style-name="T2">: </text:span><text:a xlink:type="simple" xlink:href="https://matplotlib.org/3.2.1/api/_as_gen/matplotlib.pyplot.html" text:style-name="Internet_20_link" text:visited-style-name="Visited_20_Internet_20_Link"><text:span text:style-name="T1">https://matplotlib.org/3.2.1/api/_as_gen/matplotlib.pyplot.html</text:span></text:a></text:p>
        </text:list-item>
        <text:list-item>
          <text:p text:style-name="P3"><text:span text:style-name="T14">sklearn.linear_model.LinearRegression</text:span><text:span text:style-name="T2">: </text:span><text:a xlink:type="simple" xlink:href="https://scikit-learn.org/stable/modules/generated/sklearn.linear_model.LinearRegression.html" text:style-name="Internet_20_link" text:visited-style-name="Visited_20_Internet_20_Link"><text:span text:style-name="T1">https://scikit-learn.org/stable/modules/generated/sklearn.linear_model.LinearRegression.html</text:span></text:a></text:p>
        </text:list-item>
        <text:list-item>
          <text:p text:style-name="P5"><text:span text:style-name="T14">sklearn.</text:span><text:span text:style-name="T15">neighbors.KNeighbors</text:span><text:span text:style-name="T14">Regression</text:span><text:span text:style-name="T2">: </text:span><text:a xlink:type="simple" xlink:href="https://scikit-learn.org/stable/modules/generated/sklearn.neighbors.KNeighborsRegressor.html" text:style-name="Internet_20_link" text:visited-style-name="Visited_20_Internet_20_Link"><text:span text:style-name="T1">https://scikit-learn.org/stable/modules/generated/sklearn.neighbors.KNeighborsRegressor.html</text:span></text:a></text:p>
        </text:list-item>
        <text:list-item>
          <text:p text:style-name="P6"><text:span text:style-name="T1">pandas.read_csv: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23:45:28.504221992</meta:creation-date>
    <meta:generator>LibreOffice/6.0.7.3$Linux_X86_64 LibreOffice_project/00m0$Build-3</meta:generator>
    <dc:date>2020-05-11T03:59:37.182146711</dc:date>
    <meta:editing-duration>PT4H12M30S</meta:editing-duration>
    <meta:editing-cycles>15</meta:editing-cycles>
    <meta:document-statistic meta:table-count="0" meta:image-count="0" meta:object-count="0" meta:page-count="1" meta:paragraph-count="15" meta:word-count="47" meta:character-count="1396" meta:non-whitespace-character-count="1378"/>
  </office:meta>
</office:document-meta>
</file>